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96.61mm" svg:height="41.17mm" svg:x="150.27mm" svg:y="55.78mm">
            <draw:object draw:notify-on-update-of-ranges="Hoja1.C1:Hoja1.C1 Hoja1.C2:Hoja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5.2mm" svg:height="46.25mm" svg:x="151.03mm" svg:y="6.9mm">
            <draw:object draw:notify-on-update-of-ranges="Hoja1.D1:Hoja1.D1 Hoja1.D2:Hoja1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t(N)=</text:p>
          </table:table-cell>
          <table:table-cell table:style-name="Default" office:value-type="string" calcext:value-type="string">
            <text:p>Peor caso (microsegundos)</text:p>
          </table:table-cell>
          <table:table-cell office:value-type="string" calcext:value-type="string">
            <text:p>Mejor caso (microsegundo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10.7" calcext:value-type="float">
            <text:p>10,7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12.6" calcext:value-type="float">
            <text:p>12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float" office:value="13.6" calcext:value-type="float">
            <text:p>13,6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15.6" calcext:value-type="float">
            <text:p>15,6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float" office:value="16.6" calcext:value-type="float">
            <text:p>16,6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18.7" calcext:value-type="float">
            <text:p>18,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21.5" calcext:value-type="float">
            <text:p>21,5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float" office:value="26.5" calcext:value-type="float">
            <text:p>26,5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28.5" calcext:value-type="float">
            <text:p>28,5</text:p>
          </table:table-cell>
          <table:table-cell office:value-type="float" office:value="12.9" calcext:value-type="float">
            <text:p>12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17:12.333252221</meta:creation-date>
    <dc:date>2019-04-28T21:47:11.944086623</dc:date>
    <meta:editing-duration>PT9M7S</meta:editing-duration>
    <meta:editing-cycles>1</meta:editing-cycles>
    <meta:document-statistic meta:table-count="1" meta:cell-count="64" meta:object-count="2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62cm" svg:height="4.118cm" xlink:href=".." xlink:type="simple" chart:class="chart:line" chart:style-name="ch1">
        <chart:legend chart:legend-position="end" svg:x="5.778cm" svg:y="1.561cm" style:legend-expansion="high" chart:style-name="ch2"/>
        <chart:plot-area chart:style-name="ch3" table:cell-range-address="Hoja1.C1:Hoja1.C21" chart:data-source-has-labels="row" svg:x="0.193cm" svg:y="0.082cm" svg:width="5.392cm" svg:height="3.954cm">
          <chartooo:coordinate-region svg:x="0.814cm" svg:y="0.281cm" svg:width="4.771cm" svg:height="2.9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2:Hoja1.C21" chart:label-cell-address="Hoja1.C1:Hoja1.C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or caso (microsegundos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Hoja1.C2:Hoj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5">
                <text:p>2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21cm" svg:height="4.626cm" xlink:href=".." xlink:type="simple" chart:class="chart:line" chart:style-name="ch1">
        <chart:legend chart:legend-position="end" svg:x="5.637cm" svg:y="1.815cm" style:legend-expansion="high" chart:style-name="ch2"/>
        <chart:plot-area chart:style-name="ch3" table:cell-range-address="Hoja1.D1:Hoja1.D21" chart:data-source-has-labels="row" svg:x="0.19cm" svg:y="0.092cm" svg:width="5.257cm" svg:height="4.442cm">
          <chartooo:coordinate-region svg:x="0.811cm" svg:y="0.292cm" svg:width="4.636cm" svg:height="3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2:Hoja1.D21" chart:label-cell-address="Hoja1.D1:Hoja1.D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aso (microsegundos)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Hoja1.D2:Hoja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">
                <text:p>12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